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T1" style:family="text">
      <style:text-properties fo:font-style="normal" fo:font-weight="normal"/>
    </style:style>
    <style:style style:name="T2" style:family="text">
      <style:text-properties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Adminer 4.7.6 MySQL dump</text:p>
      <text:p text:style-name="P3"/>
      <text:p text:style-name="P1">SET NAMES utf8;</text:p>
      <text:p text:style-name="P1">SET time_zone = '+00:00';</text:p>
      <text:p text:style-name="P1">SET foreign_key_checks = 0;</text:p>
      <text:p text:style-name="P1">SET sql_mode = 'NO_AUTO_VALUE_ON_ZERO';</text:p>
      <text:p text:style-name="P3"/>
      <text:p text:style-name="P1">SET NAMES utf8mb4;</text:p>
      <text:p text:style-name="P3"/>
      <text:p text:style-name="P1">DROP TABLE IF EXISTS `brand`;</text:p>
      <text:p text:style-name="P1">CREATE TABLE `brand` (</text:p>
      <text:p text:style-name="P2"><text:s text:c="2"/><text:span text:style-name="T1">`id` int(10) unsigned NOT NULL AUTO_INCREMENT,</text:span></text:p>
      <text:p text:style-name="P2"><text:s text:c="2"/><text:span text:style-name="T1">`name` varchar(45) COLLATE utf8mb4_unicode_ci NOT NULL COMMENT 'Le nom de la marque',</text:span></text:p>
      <text:p text:style-name="P2"><text:s text:c="2"/><text:span text:style-name="T1">`footer_order` tinyint(1) NOT NULL DEFAULT 0 COMMENT 'L''ordre d''affichage de la marque dans le footer (0=pas affichée dans le footer)',</text:span></text:p>
      <text:p text:style-name="P2"><text:s text:c="2"/><text:span text:style-name="T1">`created_at` timestamp NOT NULL DEFAULT current_timestamp() COMMENT 'La date de création de la marque',</text:span></text:p>
      <text:p text:style-name="P2"><text:s text:c="2"/><text:span text:style-name="T1">`updated_at` timestamp NULL DEFAULT NULL COMMENT 'La date de la dernière mise à jour de la marque',</text:span></text:p>
      <text:p text:style-name="P2"><text:s text:c="2"/><text:span text:style-name="T1">PRIMARY KEY (`id`)</text:span></text:p>
      <text:p text:style-name="P1">) ENGINE=InnoDB DEFAULT CHARSET=utf8mb4 COLLATE=utf8mb4_unicode_ci;</text:p>
      <text:p text:style-name="P3"/>
      <text:p text:style-name="P1">INSERT INTO `brand` (`id`, `name`, `footer_order`, `created_at`, `updated_at`) VALUES</text:p>
      <text:p text:style-name="P1">(1, <text:s text:c="4"/>'Roche bobois', 1, <text:s text:c="5"/>'2018-10-17 07:00:00', <text:s/>NULL),</text:p>
      <text:p text:style-name="P1">(2, <text:s text:c="4"/>'Milano', <text:s text:c="6"/>3, <text:s text:c="5"/>'2018-10-17 07:00:00', <text:s/>NULL),</text:p>
      <text:p text:style-name="P1">(3, <text:s text:c="4"/>'Kare design', <text:s/>4, <text:s text:c="5"/>'2018-10-17 07:00:00', <text:s/>NULL),</text:p>
      <text:p text:style-name="P1">(4, <text:s text:c="4"/>'Ektor', <text:s text:c="7"/>2, <text:s text:c="5"/>'2018-10-17 07:00:00', <text:s/>NULL),</text:p>
      <text:p text:style-name="P1">(5, <text:s text:c="4"/>'Oluf', 0, <text:s text:c="5"/>'2018-10-17 07:00:00', <text:s/>NULL);</text:p>
      <text:p text:style-name="P3"/>
      <text:p text:style-name="P1">DROP TABLE IF EXISTS `category`;</text:p>
      <text:p text:style-name="P1">CREATE TABLE `category` (</text:p>
      <text:p text:style-name="P2"><text:s text:c="2"/><text:span text:style-name="T1">`id` int(10) unsigned NOT NULL,</text:span></text:p>
      <text:p text:style-name="P2"><text:s text:c="2"/><text:span text:style-name="T1">`name` varchar(64) COLLATE utf8mb4_unicode_ci NOT NULL COMMENT 'Le nom de la catégorie',</text:span></text:p>
      <text:p text:style-name="P2"><text:s text:c="2"/><text:span text:style-name="T1">`description` varchar(500) COLLATE utf8mb4_unicode_ci DEFAULT NULL,</text:span></text:p>
      <text:p text:style-name="P2"><text:s text:c="2"/><text:span text:style-name="T1">`subtitle` varchar(64) COLLATE utf8mb4_unicode_ci DEFAULT NULL,</text:span></text:p>
      <text:p text:style-name="P2"><text:s text:c="2"/><text:span text:style-name="T1">`picture` varchar(128) COLLATE utf8mb4_unicode_ci DEFAULT NULL COMMENT 'L''URL de l''image de la catégorie (utilisée en home, par exemple)',</text:span></text:p>
      <text:p text:style-name="P2"><text:s text:c="2"/><text:span text:style-name="T1">`home_order` tinyint(1) NOT NULL DEFAULT 0 COMMENT 'L''ordre d''affichage de la catégorie sur la home (0=pas affichée en home)',</text:span></text:p>
      <text:p text:style-name="P2"><text:s text:c="2"/><text:span text:style-name="T1">`created_at` timestamp NOT NULL DEFAULT current_timestamp() COMMENT 'La date de création de la catégorie',</text:span></text:p>
      <text:p text:style-name="P2"><text:s text:c="2"/><text:span text:style-name="T1">`updated_at` timestamp NULL DEFAULT NULL COMMENT 'La date de la dernière mise à jour de la catégorie',</text:span></text:p>
      <text:p text:style-name="P2"><text:s text:c="2"/><text:span text:style-name="T1">PRIMARY KEY (`id`)</text:span></text:p>
      <text:p text:style-name="P1">) ENGINE=InnoDB DEFAULT CHARSET=utf8mb4 COLLATE=utf8mb4_unicode_ci;</text:p>
      <text:p text:style-name="P3"/>
      <text:p text:style-name="P1">INSERT INTO `category` (`id`, `name`, `description`, `subtitle`, `picture`, `home_order`, `created_at`, `updated_at`) VALUES</text:p>
      <text:p text:style-name="P1">(1, <text:s text:c="4"/>'Industriel', <text:s text:c="2"/>'Le style industriel, inspiré des usines désaffectées, nous rappelle les lofts new-yorkais que l’on voit régulièrement au cinéma. C’est un type de décoration qui offre un esprit décontracté à tous les intérieurs et qui s’accorde très bien à différents styles de déco, comme le rustique ou le bohème. La déco industrielle est facilement remarquable, notamment grâce à la présence d’acier, de bois et de meubles vintages. Pour l’adopter, certaines règles sont à respecter.', <text:s text:c="7"/>'Je découvre', <text:s/>'images/categ1.jpeg', <text:s text:c="2"/>0, <text:s text:c="5"/>'2020-09-01 12:37:13', <text:s/>NULL),</text:p>
      <text:p text:style-name="P1">(2, <text:s text:c="4"/>'Ethnique', <text:s text:c="4"/>'De l’Afrique à l’Asie en passant par l’Inde, de leur affection commune pour les couleurs chaudes évoquant la terre, les matériaux naturels et surtout les savoir-faire ancestraux, le style ethnique chic est comme une gloire à l\'Ailleurs. Contrairement aux idées reçues, il ne s’inspire aucunement des ornements bariolés d’un style gipsy.nIl est avant tout un art de <text:soft-page-break/>vivre qui sacre la curiosité et l’inventivité au sein de la maison.', <text:s text:c="3"/>'Je voyage', <text:s text:c="3"/>'images/categ2.jpeg', <text:s text:c="2"/>1, <text:s text:c="5"/>'2018-10-17 06:00:00', <text:s/>NULL),</text:p>
      <text:p text:style-name="P1">(3, <text:s text:c="4"/>'Vintage chic', 'Style iconique des années 20 aux années 60, le style vintage n’a rien d’old school ! Apprécié pour son côté original et pimpant, il apporte une dose d’esprit récup’ aux intérieurs. Plongez dans les couleurs vives ou pastel, les formes futuristes, le mobilier en formica et surtout n’oubliez pas : c’est le détail qui fait la différence !', <text:s text:c="3"/>'Je visite', <text:s text:c="3"/>'images/categ3.jpeg', <text:s text:c="2"/>2, <text:s text:c="5"/>'2018-10-17 06:00:00', <text:s/>NULL),</text:p>
      <text:p text:style-name="P1">(4, <text:s text:c="4"/>'Scandicraft', <text:s/>'La tendance Scandicraft est un dérivé du style scandinave mais avec une notion plus éthique et responsable. La déco artisanale est mise en avant, et les matières naturelles apportent une touche plus rustique à notre décoration. Faites le plein d\'inspiration pour adopter un style scandicraft chez vous.', <text:s text:c="5"/>'Je me fais plaisir', <text:s text:c="2"/>'images/categ4.jpeg', <text:s text:c="2"/>3, <text:s text:c="5"/>'2018-10-17 06:00:00', <text:s/>NULL),</text:p>
      <text:p text:style-name="P1">(5, <text:s text:c="4"/>'Cannage bois', 'On aime le bois sur des meubles imposants à l’ancienne et associé à d’autres décorations aux nuances solaires. Si bien que le rotin est lui aussi revenu en force. Et puisqu’une tendance vintage n’arrive jamais seule, le cannage modernisé refait son apparition.', 'Je flâne', <text:s text:c="4"/>'images/categ5.jpeg', <text:s text:c="2"/>4, <text:s text:c="5"/>'2018-10-17 06:00:00', <text:s/>NULL);</text:p>
      <text:p text:style-name="P3"/>
      <text:p text:style-name="P1">DROP TABLE IF EXISTS `product`;</text:p>
      <text:p text:style-name="P1">CREATE TABLE `product` (</text:p>
      <text:p text:style-name="P2"><text:s text:c="2"/><text:span text:style-name="T1">`id` int(10) unsigned NOT NULL AUTO_INCREMENT,</text:span></text:p>
      <text:p text:style-name="P2"><text:s text:c="2"/><text:span text:style-name="T1">`name` varchar(45) COLLATE utf8mb4_unicode_ci NOT NULL COMMENT 'Le nom du produit',</text:span></text:p>
      <text:p text:style-name="P2"><text:s text:c="2"/><text:span text:style-name="T1">`description` text COLLATE utf8mb4_unicode_ci DEFAULT NULL COMMENT 'La description du produit',</text:span></text:p>
      <text:p text:style-name="P2"><text:s text:c="2"/><text:span text:style-name="T1">`picture` varchar(128) COLLATE utf8mb4_unicode_ci DEFAULT NULL COMMENT 'L''URL de l''image du produit',</text:span></text:p>
      <text:p text:style-name="P2"><text:s text:c="2"/><text:span text:style-name="T1">`price` decimal(10,2) NOT NULL DEFAULT 0.00 COMMENT 'Le prix du produit',</text:span></text:p>
      <text:p text:style-name="P2"><text:s text:c="2"/><text:span text:style-name="T1">`rate` tinyint(1) NOT NULL DEFAULT 0 COMMENT 'L''avis sur le produit, de 1 à 5',</text:span></text:p>
      <text:p text:style-name="P2"><text:s text:c="2"/><text:span text:style-name="T1">`status` tinyint(1) NOT NULL DEFAULT 0 COMMENT 'Le statut du produit (1=dispo, 2=pas dispo)',</text:span></text:p>
      <text:p text:style-name="P2"><text:s text:c="2"/><text:span text:style-name="T1">`created_at` timestamp NOT NULL DEFAULT current_timestamp() COMMENT 'La date de création du produit',</text:span></text:p>
      <text:p text:style-name="P2"><text:s text:c="2"/><text:span text:style-name="T1">`updated_at` timestamp NULL DEFAULT NULL COMMENT 'La date de la dernière mise à jour du produit',</text:span></text:p>
      <text:p text:style-name="P2"><text:s text:c="2"/><text:span text:style-name="T1">`brand_id` int(10) unsigned NOT NULL,</text:span></text:p>
      <text:p text:style-name="P2"><text:s text:c="2"/><text:span text:style-name="T1">`category_id` int(10) unsigned NOT NULL,</text:span></text:p>
      <text:p text:style-name="P2"><text:s text:c="2"/><text:span text:style-name="T1">`type_id` int(10) unsigned NOT NULL,</text:span></text:p>
      <text:p text:style-name="P2"><text:s text:c="2"/><text:span text:style-name="T1">PRIMARY KEY (`id`),</text:span></text:p>
      <text:p text:style-name="P2"><text:s text:c="2"/><text:span text:style-name="T1">KEY `fk_product_brand_idx` (`brand_id`),</text:span></text:p>
      <text:p text:style-name="P2"><text:s text:c="2"/><text:span text:style-name="T1">KEY `fk_product_category1_idx` (`category_id`),</text:span></text:p>
      <text:p text:style-name="P2"><text:s text:c="2"/><text:span text:style-name="T1">KEY `fk_product_type1_idx` (`type_id`)</text:span></text:p>
      <text:p text:style-name="P1">) ENGINE=InnoDB DEFAULT CHARSET=utf8mb4 COLLATE=utf8mb4_unicode_ci;</text:p>
      <text:p text:style-name="P3"/>
      <text:p text:style-name="P1">INSERT INTO `product` (`id`, `name`, `description`, `picture`, `price`, `rate`, `status`, `created_at`, `updated_at`, `brand_id`, `category_id`, `type_id`) VALUES</text:p>
      <text:p text:style-name="P1">(1, <text:s text:c="4"/>'chaise francfort', <text:s text:c="4"/>'Elle était la chaise standard des années cinquante et soixante …\r\n\r\nD’où vient le nom de la chaise de cuisine de Francfort ? En 1926 un nouveau type de cuisine fut créé par les architectes du Bauhaus, la cuisine de Francfort. La cuisine était conçue de façon à ce qu’elle soit ergonomique et pratique, et la chaise de Francfort était compatible avec cette conception.\r\n\r\nLa chaise de Francfort du fabricant traditionnel Stoelcker de Ettenheim est un véritable classique dans l’histoire du mobilier. Grâce à sa simplicité désarmante, même après plus de 70 ans, elle n’a perdu aucun de son charme.\r\nEn 1934-1935 Max Stoelcker , fils du fondateur Otto Stoelcker , eut l\'idée de réduire les composants des pieds, du siège et du dossier de la chaise et de supprimer les éléments de liaison.\r\n\r\nUn brevet pour cette construction a été deposé en 1935 par Max Stoelcker. Les pieds avant, le chassis et le siège sont fabriqués d\'un seul tenant, de sorte que la <text:soft-page-break/>durabilité soit assurée.', <text:s text:c="4"/>'images/produits/francfort.jpg', <text:s text:c="7"/>166.00, 4, <text:s text:c="5"/>1, <text:s text:c="5"/>'2018-10-17 09:00:00', <text:s/>NULL, <text:s text:c="2"/>2, <text:s text:c="5"/>5, <text:s text:c="5"/>1),</text:p>
      <text:p text:style-name="P1">(2, <text:s text:c="4"/>'Chaise industriel bois métal', 'Et si on faisait un come-back ? Nostalgique ?\r\n\r\nDécouvrez la chaise de style industriel et bois, très tendance.', 'images/produits/chaise-industrielle.jpg', <text:s text:c="5"/>55.00, <text:s/>2, <text:s text:c="5"/>1, <text:s text:c="5"/>'2018-10-17 09:00:00', <text:s/>NULL, <text:s text:c="2"/>4, <text:s text:c="5"/>1, <text:s text:c="5"/>1),</text:p>
      <text:p text:style-name="P1">(3, <text:s text:c="4"/>'Chaise Amira', 'Laissez-vous tenter par le naturel de la chaise Amira. En rotin, la chaise et ses formes scandinaves vous plongeront dans un confort sans pareil. Le matériau naturel de la chaise allié à sa forme créent un contraste très charmant.\r\n\r\nCette chaise pourrait être l\'assise idéal autour de votre table. Utile et jolie, elle ornera votre intérieur.', 'images/produits/chaise-amira.jpg', <text:s text:c="4"/>359.00, 4, <text:s text:c="5"/>1, <text:s text:c="5"/>'2018-10-17 09:00:00', <text:s/>NULL, <text:s text:c="2"/>5, <text:s text:c="5"/>1, <text:s text:c="5"/>1),</text:p>
      <text:p text:style-name="P1">(4, <text:s text:c="4"/>'Chaise sioux', 'De couleur bleu ethnique, la chaise sioux est très confortable', <text:s text:c="6"/>'images/produits/sioux.jpg', <text:s text:c="3"/>287.20, 2, <text:s text:c="5"/>1, <text:s text:c="5"/>'2018-10-17 09:00:00', <text:s/>NULL, <text:s text:c="2"/>1, <text:s text:c="5"/>2, <text:s text:c="5"/>1),</text:p>
      <text:p text:style-name="P1">(5, <text:s text:c="4"/>'Chair scandi', 'Chaise Style \'The Chair\' Design scandinave - Bois\r\n\r\nCette élégante chaise se compose d\'une structure en bois ainsi que d\'un dossier et des accoudoirs en ABS. Son design est inspiré par la célèbre \"The Chair\" chaise conçue par le très reconnu designer. C\'est une chaise robuste et stable, parfaite pour la salle à manger ou le salon. Avec ses lignes simples et epurées, vous pouvez marier cette chaise en bois avec tout type de décoration.', <text:s text:c="2"/>'images/produits/chair-scandinv.jpg', <text:s text:c="2"/>120.90, 3, <text:s text:c="5"/>3, <text:s text:c="5"/>'2018-10-17 09:00:00', <text:s/>NULL, <text:s text:c="2"/>2, <text:s text:c="5"/>4, <text:s text:c="5"/>1),</text:p>
      <text:p text:style-name="P1">(6, <text:s text:c="4"/>'Table basse Marbrevert', <text:s text:c="6"/>'Table basse en marbre Vert Guatemala, design contemporain, bout de canapé luxueux et sophistiqué - 81 x 31 x 81 cm, personnalisable', <text:s/>'images/produits/marbrevert.jpg', <text:s text:c="6"/>467.00, 5, <text:s text:c="5"/>1, <text:s text:c="5"/>'2018-10-17 09:00:00', <text:s/>NULL, <text:s text:c="2"/>3, <text:s text:c="5"/>2, <text:s text:c="5"/>2),</text:p>
      <text:p text:style-name="P1">(7, <text:s text:c="4"/>'Table <text:s/>basse Ronda', <text:s text:c="2"/>'Inspirée du brésil et de sa jungle luxuriante, la table RONDA booste notre intérieur par son plateau richement imprimé ! Elle peut s\'associer au lot de 2 tables basses Ronda imprimées.\r\n\r\nDescription de la table basse RONDA :\r\n\r\nPlateau forme organique décor végétal\r\n3 pieds fuselés\r\nPetit format.\r\n\r\nCaractéristiques de la table basse RONDA :\r\nPlateau biseauté décor végétal imprimé mélaminé, forme triangulaire arrondie en MDF, finition vernis polyuréthanne\r\nPieds en hévéa peinture noire, finition vernis nitrocellulosique. \r\n\r\nRetrouvez la collection RONDA sur laredoute.fr\r\n\r\nDimensions de la table basse RONDA <text:s/>:\r\nLongueur : 50 cm', 'images/produits/ronda.jpg', <text:s text:c="3"/>63.83, <text:s/>4, <text:s text:c="5"/>1, <text:s text:c="5"/>'2018-10-17 09:00:00', <text:s/>NULL, <text:s text:c="2"/>4, <text:s text:c="5"/>2, <text:s text:c="5"/>2),</text:p>
      <text:p text:style-name="P1">(8, <text:s text:c="4"/>'Table basse Miford', <text:s text:c="2"/>'La table basse Milford séduit par son look d’inspiration vintage, avec un twist moderne. Avec ses lignes simples et élégantes, elle ajoute une touche épurée à la déco de votre salon.', <text:s text:c="6"/>'images/produits/milford.jpg', <text:s/>63.83, <text:s/>4, <text:s text:c="5"/>1, <text:s text:c="5"/>'2018-10-17 09:00:00', <text:s/>NULL, <text:s text:c="2"/>4, <text:s text:c="5"/>2, <text:s text:c="5"/>2),</text:p>
      <text:p text:style-name="P1">(9, <text:s text:c="4"/>'Table basse Orkad', <text:s text:c="3"/>'Inspirée du design scandinave et des traits épurées du design japonais, la table basse ronde est indémodable. \r\n\r\nSon plateau de 90cm de diamètre est en panneaux de fibres de bois plaqué chêne. Ses pieds sont en chêne massif. \r\n\r\nRésistante, cette table basse ronde vous suivra au long des années sans souci ! \r\n', <text:s text:c="2"/>'images/produits/orkad.jpg', <text:s text:c="3"/>169.99, 3, <text:s text:c="5"/>1, <text:s text:c="5"/>'2018-10-17 09:00:00', <text:s/>NULL, <text:s text:c="2"/>1, <text:s text:c="5"/>4, <text:s text:c="5"/>2),</text:p>
      <text:p text:style-name="P1">(10, <text:s text:c="3"/>'Table basse Buisseau', 'La table basse double plateau BUISSEAU. On aime l’association réussie du chêne et du cannage. De plus, cette table basse est très fonctionnelle grâce à son double plateau.\r\nCaractéristiques de la table basse BUISSEAU :\r\n • <text:s/>Forme organique\r\n • <text:s/>Structure et pieds en chêne massif finition vernis nitrocellulosique.\r\n • <text:s/>Plateau supérieur en chêne et MDF replaqué chêne, vernis nitrocellulosique.\r\n • <text:s/>Plateau inférieur en chêne et cannage.\r\n • <text:s/>Patins feutrine.', <text:s text:c="3"/>'images/produits/buisseau.jpg', 169.99, 4, <text:s text:c="5"/>1, <text:s text:c="5"/>'2018-10-17 09:00:00', <text:s/>NULL, <text:s text:c="2"/>2, <text:s text:c="5"/>5, <text:s text:c="5"/>2),</text:p>
      <text:p text:style-name="P1">(11, <text:s text:c="3"/>'Tapis Ritz', <text:s text:c="2"/>'Ritz - Gris Clair / Beige\r\n200x290 cm', <text:s text:c="5"/>'images/produits/ritz.jpg', <text:s text:c="4"/>392.99, 5, <text:s text:c="5"/>1, <text:s text:c="5"/>'2018-10-17 09:00:00', <text:s/>NULL, <text:s text:c="2"/>2, <text:s text:c="5"/>1, <text:s text:c="5"/>3),</text:p>
      <text:p text:style-name="P1">(12, <text:s text:c="3"/>'Tapis Freda', <text:s/>'Ritz - Gris Clair / Beige\r\n200x290 cm', <text:s text:c="5"/>'images/produits/freda.jpg', <text:s text:c="3"/>179.00, 5, <text:s text:c="5"/>1, <text:s text:c="5"/>'2018-10-17 09:00:00', <text:s/>NULL, <text:s text:c="2"/>3, <text:s text:c="5"/>2, <text:s text:c="5"/>3),</text:p>
      <text:p text:style-name="P1"><text:soft-page-break/>(13, <text:s text:c="3"/>'Tapis Freada', 'Épaisseur : 0,6 cm\r\nDÉTAILS\r\nTapis à poils ras tissé mécaniquement avec structure et longueur de poils volontairement irrégulières pour accentuer l\'effet vintage\r\nConvient aux planchers chauffants si le tapis recouvre moins de la moitié de la surface de la pièce', <text:s text:c="7"/>'images/produits/freada.jpg', <text:s text:c="2"/>179.00, 4, <text:s text:c="5"/>1, <text:s text:c="5"/>'2018-10-17 09:00:00', <text:s/>NULL, <text:s text:c="2"/>5, <text:s text:c="5"/>3, <text:s text:c="5"/>3),</text:p>
      <text:p text:style-name="P2"><text:span text:style-name="T1">(14, <text:s text:c="3"/>'Tapis Geo', <text:s text:c="3"/>'Détails du produit : Tapis design style scandinave rectangulaire GEO (230cm X 160cm)</text:span><text:span text:style-name="T2">﻿ </text:span><text:span text:style-name="T1">(gris, bleu, beige)\r\n\r\n\r\n\r\n- Ce tapis est en polypropylène\r\n- Style design et scandinave\r\n- Convient à tout type d\'intérieur\r\n- Facilité d\'entretien\r\n- Couleur : gris, bleu, beige\r\n', <text:s text:c="5"/>'images/produits/geo.jpg', <text:s text:c="5"/>205.00, 3, <text:s text:c="5"/>1, <text:s text:c="5"/>'2018-10-17 09:00:00', <text:s/>NULL, <text:s text:c="2"/>1, <text:s text:c="5"/>3, <text:s text:c="5"/>3),</text:span></text:p>
      <text:p text:style-name="P1">(15, <text:s text:c="3"/>'Tapis Hempy', <text:s/>'Tapis rectangulaire en jute', <text:s/>'images/produits/jute.jpg', <text:s text:c="4"/>205.00, 4, <text:s text:c="5"/>1, <text:s text:c="5"/>'2018-10-17 09:00:00', <text:s/>NULL, <text:s text:c="2"/>4, <text:s text:c="5"/>5, <text:s text:c="5"/>3),</text:p>
      <text:p text:style-name="P1">(16, <text:s text:c="3"/>'Commode Silas', <text:s text:c="7"/>'Un cadre aux angles bien dessinés. Un revêtement en verre élégant. Une couleur profonde. Dotée d’un caractère affirmé, la commode Silas interpelle par son look saisissant.', <text:s/>'images/produits/silas.jpg', <text:s text:c="3"/>305.99, 5, <text:s text:c="5"/>1, <text:s text:c="5"/>'2018-10-17 09:00:00', <text:s/>NULL, <text:s text:c="2"/>3, <text:s text:c="5"/>1, <text:s text:c="5"/>5),</text:p>
      <text:p text:style-name="P1">(17, <text:s text:c="3"/>'Commode Mera', 'Commode 3 tiroirs, chêne et fini gris', <text:s text:c="7"/>'images/produits/mera.jpg', <text:s text:c="4"/>440.00, 4, <text:s text:c="5"/>1, <text:s text:c="5"/>'2018-10-17 09:00:00', <text:s/>NULL, <text:s text:c="2"/>5, <text:s text:c="5"/>4, <text:s text:c="5"/>5),</text:p>
      <text:p text:style-name="P1">(18, <text:s text:c="3"/>'Commode Tali', 'Réveillez votre déco avec une commode Tali en bois 6 tiroir.\r\n\r\nEn plus de sublimer votre intérieur avec un coloris naturel et des motifs ethniques, la commode Tali en bois 6 tiroirs optimisera votre espace de rangement.\r\n\r\nMesurant L 117 x P 45 x H 85 cm et pourvue de 6 tiroirs,, cette commode design accueillera tous vos effets personnels. Faites souffler un vent de rangement dans votre intérieur !\r\n\r\nLes commodes Tali en bois 6 tiroirs vous attendent dès maintenant au meilleur prix sur notre site.\r\n\r\nProfitez-en !', <text:s text:c="3"/>'images/produits/tali.jpg', <text:s text:c="4"/>305.99, 4, <text:s text:c="5"/>1, <text:s text:c="5"/>'2018-10-17 09:00:00', <text:s/>NULL, <text:s text:c="2"/>2, <text:s text:c="5"/>2, <text:s text:c="5"/>5),</text:p>
      <text:p text:style-name="P1">(19, <text:s text:c="3"/>'Commode Compas', <text:s text:c="6"/>'Jolie commode vintage aux pieds compas. 4 larges tiroirs en façade, poignées d\'origine, bords hauts arrondis, patine miel d\'origine. L’intérieur des tiroirs est tapissé de feutre rouge. A noter quelques légers sauts de placage.\r\n\r\nDimensions : largeur 90 cm, hauteur 90 cm, profondeur 50 cm.', <text:s text:c="3"/>'images/produits/compas.jpg', <text:s text:c="2"/>220.00, 4, <text:s text:c="5"/>1, <text:s text:c="5"/>'2018-10-17 09:00:00', <text:s/>NULL, <text:s text:c="2"/>1, <text:s text:c="5"/>3, <text:s text:c="5"/>5),</text:p>
      <text:p text:style-name="P1">(20, <text:s text:c="3"/>'Commode Solstice', <text:s text:c="4"/>'Buffet 2 portes cannage en rotin', <text:s text:c="4"/>'images/produits/solstice.jpg', 229.00, 2, <text:s text:c="5"/>1, <text:s text:c="5"/>'2018-10-17 09:00:00', <text:s/>NULL, <text:s text:c="2"/>4, <text:s text:c="5"/>5, <text:s text:c="5"/>5),</text:p>
      <text:p text:style-name="P1">(21, <text:s text:c="3"/>'Lampe Lathi', <text:s/>'Apportez autant de luminosité que de touches artistiques avec ce joli lampadaire trépied Noir/Or \"LAHTI\" H162 d\'Atmosphera.\r\nCe lampadaire design est composé de pieds en bois de paulownia, d\'une structure en fer, d\'un cache ampoule en polyéthylène, d\'une valve triangle en plastique ABS et d\'un câble en cuivre et PVC.\r\nL\'abat-jour en forme d\'œil mesure D. 39 cm pour une dimension totale de D. 67 x H. 162 cm (3,21 kg).\r\nCe lampadaire rétro se mariera parfaitement avec la suspension Noire/Or \"Lesa\" en métal D38.', <text:s/>'images/produits/lathi.jpg', <text:s text:c="3"/>59.99, <text:s/>5, <text:s text:c="5"/>1, <text:s text:c="5"/>'2018-10-17 09:00:00', <text:s/>NULL, <text:s text:c="2"/>3, <text:s text:c="5"/>1, <text:s text:c="5"/>4),</text:p>
      <text:p text:style-name="P1">(22, <text:s text:c="3"/>'Lampe Banae', <text:s/>'Craquez pour notre Lampe lanterne banae noir d25xh38cm-e27-cable 1.50m bambou+fer de la marque SEMA Design à découvrir sur Fabrique de...', <text:s text:c="3"/>'images/produits/banae.jpg', <text:s text:c="3"/>59.99, <text:s/>4, <text:s text:c="5"/>1, <text:s text:c="5"/>'2018-10-17 09:00:00', <text:s/>NULL, <text:s text:c="2"/>3, <text:s text:c="5"/>2, <text:s text:c="5"/>4),</text:p>
      <text:p text:style-name="P1">(23, <text:s text:c="3"/>'Lampe Lougy', <text:s/>'Cette lampe trouve sa place en toute discrétion dans votre intérieur avec son abat-jour en coupole monté sur un pied cylindrique. Elle se fond dans une décoration moderne et épurée.\r\n\r\nLongueur de câble : 200 cm. <text:s/>\r\n\r\nClasse d\'efficacité A-E. 230 V, 50/60 Hz. Douille E14. Nombre d\'ampoules : 1. Max : 15 Watts. Ampoules non incluses. Ampoules remplaçables.', <text:s text:c="5"/>'images/produits/loungy.jpg', <text:s text:c="2"/>87.95, <text:s/>3, <text:s text:c="5"/>1, <text:s text:c="5"/>'2018-10-17 09:00:00', <text:s/>NULL, <text:s text:c="2"/>2, <text:s text:c="5"/>3, <text:s text:c="5"/>4),</text:p>
      <text:p text:style-name="P1">(24, <text:s text:c="3"/>'Lampe Sulaw', <text:s/>'Un lampadaire que vous pouvez combiner quel que soit le style de votre maison.', <text:s text:c="6"/>'images/produits/sulaw.jpg', <text:s text:c="3"/>81.16, <text:s/>4, <text:s text:c="5"/>1, <text:s text:c="5"/>'2018-10-17 09:00:00', <text:s/>NULL, <text:s text:c="2"/>2, <text:s text:c="5"/>4, <text:s text:c="5"/>4),</text:p>
      <text:p text:style-name="P1"><text:soft-page-break/>(25, <text:s text:c="3"/>'Lampe Siwa', <text:s text:c="2"/>'Laissez entrer un peu de nature dans la chambre de votre ado avec le lampadaire en chêne abat-jour cannage en osier H143 SIWA ! On aime l\'aspect aérien du cannage en osier et le dépaysement qu\'il procure. Un design épuré et intemporel pour ce lampadaire en chêne qui donnera du style à la chambre de votre ado. N\'hésitez pas à opter pour du mobilier vintage et du linge de maison aux motifs fleuris pour un total look rétro chic !', <text:s text:c="3"/>'images/produits/siwa.jpg', <text:s text:c="4"/>119.00, 4, <text:s text:c="5"/>1, <text:s text:c="5"/>'2018-10-17 09:00:00', <text:s/>NULL, <text:s text:c="2"/>4, <text:s text:c="5"/>5, <text:s text:c="5"/>4);</text:p>
      <text:p text:style-name="P3"/>
      <text:p text:style-name="P1">DROP TABLE IF EXISTS `type`;</text:p>
      <text:p text:style-name="P1">CREATE TABLE `type` (</text:p>
      <text:p text:style-name="P2"><text:s text:c="2"/><text:span text:style-name="T1">`id` int(10) unsigned NOT NULL AUTO_INCREMENT,</text:span></text:p>
      <text:p text:style-name="P2"><text:s text:c="2"/><text:span text:style-name="T1">`name` varchar(64) COLLATE utf8mb4_unicode_ci NOT NULL COMMENT 'Le nom du type',</text:span></text:p>
      <text:p text:style-name="P2"><text:s text:c="2"/><text:span text:style-name="T1">`footer_order` tinyint(1) NOT NULL DEFAULT 0 COMMENT 'L''ordre d''affichage du type dans le footer (0=pas affichée dans le footer)',</text:span></text:p>
      <text:p text:style-name="P2"><text:s text:c="2"/><text:span text:style-name="T1">`created_at` timestamp NOT NULL DEFAULT current_timestamp() COMMENT 'La date de création de la catégorie',</text:span></text:p>
      <text:p text:style-name="P2"><text:s text:c="2"/><text:span text:style-name="T1">`updated_at` timestamp NULL DEFAULT NULL COMMENT 'La date de la dernière mise à jour de la catégorie',</text:span></text:p>
      <text:p text:style-name="P2"><text:s text:c="2"/><text:span text:style-name="T1">PRIMARY KEY (`id`)</text:span></text:p>
      <text:p text:style-name="P1">) ENGINE=InnoDB DEFAULT CHARSET=utf8mb4 COLLATE=utf8mb4_unicode_ci;</text:p>
      <text:p text:style-name="P3"/>
      <text:p text:style-name="P1">INSERT INTO `type` (`id`, `name`, `footer_order`, `created_at`, `updated_at`) VALUES</text:p>
      <text:p text:style-name="P1">(1, <text:s text:c="4"/>'Chaise', <text:s text:c="6"/>1, <text:s text:c="5"/>'2018-10-17 08:00:00', <text:s/>NULL),</text:p>
      <text:p text:style-name="P1">(2, <text:s text:c="4"/>'Table basse', <text:s/>2, <text:s text:c="5"/>'2018-10-17 08:00:00', <text:s/>NULL),</text:p>
      <text:p text:style-name="P1">(3, <text:s text:c="4"/>'Tapis', <text:s text:c="7"/>4, <text:s text:c="5"/>'2018-10-17 08:00:00', <text:s/>NULL),</text:p>
      <text:p text:style-name="P1">(4, <text:s text:c="4"/>'Lampe', <text:s text:c="7"/>3, <text:s text:c="5"/>'2018-10-17 08:00:00', <text:s/>NULL),</text:p>
      <text:p text:style-name="P1">(5, <text:s text:c="4"/>'Commode', <text:s text:c="5"/>5, <text:s text:c="5"/>'2018-10-17 08:00:00', <text:s/>NULL);</text:p>
      <text:p text:style-name="P3"/>
      <text:p text:style-name="P5">-- 2020-09-14 13:16:0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5:20:45.516124422</meta:creation-date>
    <dc:date>2020-09-14T15:21:43.640086644</dc:date>
    <meta:editing-duration>PT58S</meta:editing-duration>
    <meta:editing-cycles>1</meta:editing-cycles>
    <meta:document-statistic meta:table-count="0" meta:image-count="0" meta:object-count="0" meta:page-count="5" meta:paragraph-count="100" meta:word-count="2333" meta:character-count="17522" meta:non-whitespace-character-count="14094"/>
    <meta:generator>LibreOffice/6.1.5.2$Linux_X86_64 LibreOffice_project/10$Build-2</meta:generator>
  </office:meta>
</office:document-meta>
</file>